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17cm" fo:min-width="1.19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17cm" fo:min-width="3.0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85cm" fo:min-width="1.061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1.117cm" fo:min-width="3.026cm"/>
      <style:paragraph-properties style:writing-mode="lr-tb"/>
    </style:style>
    <style:style style:name="gr6" style:family="graphic" style:parent-style-name="standard" style:list-style-name="L1">
      <style:graphic-properties draw:fill-color="#ff0000" draw:textarea-horizontal-align="justify" draw:textarea-vertical-align="middle" draw:auto-grow-height="false" fo:min-height="1.117cm" fo:min-width="3.026cm"/>
      <style:paragraph-properties style:writing-mode="lr-tb"/>
    </style:style>
    <style:style style:name="gr7" style:family="graphic" style:parent-style-name="standard">
      <style:graphic-properties draw:fill-color="#dde8cb" draw:textarea-horizontal-align="justify" draw:textarea-vertical-align="middle" draw:auto-grow-height="false" fo:min-height="1.117cm" fo:min-width="3.026cm"/>
      <style:paragraph-properties style:writing-mode="lr-tb"/>
    </style:style>
    <style:style style:name="gr8" style:family="graphic" style:parent-style-name="standard">
      <style:graphic-properties draw:fill-color="#dde8cb" draw:textarea-horizontal-align="justify" draw:textarea-vertical-align="middle" draw:auto-grow-height="false" fo:min-height="1.117cm" fo:min-width="0.292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1.117cm" fo:min-width="0.214cm"/>
      <style:paragraph-properties style:writing-mode="lr-tb"/>
    </style:style>
    <style:style style:name="gr10" style:family="graphic" style:parent-style-name="standard" style:list-style-name="L1">
      <style:graphic-properties draw:fill-color="#ff0000" draw:textarea-horizontal-align="justify" draw:textarea-vertical-align="middle" draw:auto-grow-height="false" fo:min-height="1.117cm" fo:min-width="0.291cm"/>
      <style:paragraph-properties style:writing-mode="lr-tb"/>
    </style:style>
    <style:style style:name="gr11" style:family="graphic" style:parent-style-name="objectwithoutfill">
      <style:graphic-properties draw:marker-end="Puntas_20_de_20_flecha_20_30" draw:marker-end-width="0.3cm" draw:fill="none" draw:textarea-vertical-align="middle"/>
    </style:style>
    <style:style style:name="gr12" style:family="graphic" style:parent-style-name="objectwithoutfill">
      <style:graphic-properties draw:marker-end="Puntas_20_de_20_flecha_20_31" draw:marker-end-width="0.3cm" draw:fill="none" draw:textarea-vertical-align="middle"/>
    </style:style>
    <style:style style:name="gr13" style:family="graphic" style:parent-style-name="objectwithoutfill">
      <style:graphic-properties draw:marker-end="Puntas_20_de_20_flecha_20_32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3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0000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dde8cb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698cm" svg:height="1.367cm" svg:x="2.161cm" svg:y="5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26cm" svg:height="1.367cm" svg:x="9.224cm" svg:y="5.378cm">
          <text:p text:style-name="P1"><text:span text:style-name="T1">2</text:span>;0;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14cm" svg:height="0.962cm" svg:x="3.926cm" svg:y="4.154cm">
          <draw:text-box>
            <text:p>X&lt;dia</text:p>
          </draw:text-box>
        </draw:frame>
        <draw:frame draw:style-name="gr3" draw:text-style-name="P3" draw:layer="layout" svg:width="2.496cm" svg:height="0.962cm" svg:x="-0.705cm" svg:y="6.581cm">
          <draw:text-box>
            <text:p>Y&lt;mes</text:p>
          </draw:text-box>
        </draw:frame>
        <draw:frame draw:style-name="gr3" draw:text-style-name="P3" draw:layer="layout" svg:width="1.662cm" svg:height="0.962cm" svg:x="3.584cm" svg:y="5.489cm">
          <draw:text-box>
            <text:p>dias</text:p>
          </draw:text-box>
        </draw:frame>
        <draw:frame draw:style-name="gr3" draw:text-style-name="P3" draw:layer="layout" svg:width="2.369cm" svg:height="0.962cm" svg:x="1.861cm" svg:y="6.844cm">
          <draw:text-box>
            <text:p>meses</text:p>
          </draw:text-box>
        </draw:frame>
        <draw:custom-shape draw:style-name="gr2" draw:text-style-name="P2" draw:layer="layout" svg:width="3.526cm" svg:height="1.367cm" svg:x="17.126cm" svg:y="5.428cm">
          <text:p text:style-name="P1"><text:span text:style-name="T1">4</text:span>;0;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26cm" svg:height="1.367cm" svg:x="25.301cm" svg:y="5.323cm">
          <text:p text:style-name="P1"><text:span text:style-name="T1">6</text:span>;0;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26cm" svg:height="1.367cm" svg:x="1.684cm" svg:y="8.209cm">
          <text:p text:style-name="P1">0;<text:span text:style-name="T1">1</text:span>;En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466cm" svg:height="0.962cm" svg:x="10.345cm" svg:y="1.799cm">
          <draw:text-box>
            <text:p>x,y,info</text:p>
          </draw:text-box>
        </draw:frame>
        <draw:custom-shape draw:style-name="gr2" draw:text-style-name="P2" xml:id="id2" draw:id="id2" draw:layer="layout" svg:width="3.526cm" svg:height="1.367cm" svg:x="2.001cm" svg:y="12.443cm">
          <text:p text:style-name="P1">0;<text:span text:style-name="T1">3</text:span>;M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3.526cm" svg:height="1.367cm" svg:x="2.106cm" svg:y="16.413cm">
          <text:p text:style-name="P1">0;<text:span text:style-name="T1">5</text:span>;M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61cm" svg:height="1.535cm" svg:x="7.085cm" svg:y="16.271cm">
          <text:p text:style-name="P1">5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61cm" svg:height="1.535cm" svg:x="9.815cm" svg:y="3.757cm">
          <text:p text:style-name="P1">2=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26cm" svg:height="1.367cm" svg:x="2.028cm" svg:y="14.56cm">
          <text:p text:style-name="P1">0;<text:span text:style-name="T1">4</text:span>;Ab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526cm" svg:height="1.367cm" svg:x="0cm" svg:y="22.952cm">
          <text:p text:style-name="P1">aux(X|Y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526cm" svg:height="1.367cm" svg:x="0.134cm" svg:y="24.776cm">
          <text:p text:style-name="P5"><text:span text:style-name="T2">nuevo</text:span>(X|Y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.526cm" svg:height="1.367cm" svg:x="0.08cm" svg:y="26.573cm">
          <text:p text:style-name="P1">nuev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26cm" svg:height="1.367cm" svg:x="9.304cm" svg:y="8.05cm">
          <text:p text:style-name="P1">2;<text:span text:style-name="T1">1</text:span>;in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26cm" svg:height="1.367cm" svg:x="9.146cm" svg:y="16.438cm">
          <text:p text:style-name="P1">2;5;in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26cm" svg:height="1.367cm" svg:x="3.827cm" svg:y="1.859cm">
          <text:p text:style-name="P1">dia;<text:span text:style-name="T1">mes</text:span>;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792cm" svg:height="1.367cm" svg:x="4.655cm" svg:y="26.57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714cm" svg:height="1.367cm" svg:x="4.701cm" svg:y="23.026cm">
          <text:p text:style-name="P1">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791cm" svg:height="1.367cm" svg:x="4.673cm" svg:y="24.909cm">
          <text:p text:style-name="P5">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draw:type="line" svg:x1="3.791cm" svg:y1="14.56cm" svg:x2="3.764cm" svg:y2="13.81cm" draw:start-shape="id1" draw:start-glue-point="0" draw:end-shape="id2" draw:end-glue-point="2" svg:d="M3791 14560l-27-750" svg:viewBox="0 0 28 751">
          <text:p/>
        </draw:connector>
        <draw:connector draw:style-name="gr12" draw:text-style-name="P8" draw:layer="layout" draw:type="line" svg:x1="3.791cm" svg:y1="15.927cm" svg:x2="3.869cm" svg:y2="16.413cm" draw:start-shape="id1" draw:start-glue-point="2" draw:end-shape="id3" draw:end-glue-point="0" svg:d="M3791 15927l78 486" svg:viewBox="0 0 79 487">
          <text:p/>
        </draw:connector>
        <draw:connector draw:style-name="gr13" draw:text-style-name="P8" draw:layer="layout" draw:type="line" svg:x1="3.869cm" svg:y1="16.413cm" svg:x2="3.791cm" svg:y2="15.927cm" draw:start-shape="id3" draw:start-glue-point="0" draw:end-shape="id1" draw:end-glue-point="2" svg:d="M3869 16413l-78-486" svg:viewBox="0 0 79 487">
          <text:p/>
        </draw:connector>
        <draw:connector draw:style-name="gr14" draw:text-style-name="P8" draw:layer="layout" draw:type="line" svg:x1="3.764cm" svg:y1="13.81cm" svg:x2="3.791cm" svg:y2="14.56cm" draw:start-shape="id2" draw:start-glue-point="2" draw:end-shape="id1" draw:end-glue-point="0" svg:d="M3764 13810l27 750" svg:viewBox="0 0 28 751">
          <text:p/>
        </draw:connector>
        <draw:custom-shape draw:style-name="gr2" draw:text-style-name="P2" draw:layer="layout" svg:width="3.526cm" svg:height="1.367cm" svg:x="9.331cm" svg:y="19.22cm">
          <text:p text:style-name="P1">2;5;in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792cm" svg:height="1.367cm" svg:x="12.065cm" svg:y="19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714cm" svg:height="1.367cm" svg:x="11.958cm" svg:y="16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714cm" svg:height="1.367cm" svg:x="12.036cm" svg:y="5.37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7" draw:display-name="Puntas de flecha 37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G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1T14:45:49.213000000</meta:creation-date>
    <dc:date>2022-12-11T17:02:47.276000000</dc:date>
    <meta:editing-duration>PT1M25S</meta:editing-duration>
    <meta:editing-cycles>1</meta:editing-cycles>
    <meta:document-statistic meta:object-count="32"/>
    <meta:generator>LibreOffice/7.3.6.2$Windows_X86_64 LibreOffice_project/c28ca90fd6e1a19e189fc16c05f8f8924961e12e</meta:generator>
  </office:meta>
</office:document-meta>
</file>